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.MAX_DATE_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ield.dateToString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.stringToTi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.MIN_DATE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eField.D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ield.timeToString( long 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eField.stringToDa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